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ACERES LUIS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68637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RO CACERES LUIS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76396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238736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240563</text:p>
          </table:table-cell>
          <table:table-cell table:style-name="Tabla2.A2" office:value-type="string">
            <text:p text:style-name="P7">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600729</text:p>
          </table:table-cell>
          <table:table-cell table:style-name="Tabla2.A2" office:value-type="string">
            <text:p text:style-name="P7">25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CANCELO SALDO DE S/5.00 DE EMBARQUE DE PA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2:56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